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>
            <text:p>Vergleich mit threading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Gesetze</text:p>
          </table:table-cell>
          <table:table-cell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Jahr</text:p>
          </table:table-cell>
          <table:table-cell office:value-type="float" office:value="1975">
            <text:p>1975</text:p>
          </table:table-cell>
          <table:table-cell table:number-columns-repeated="3"/>
          <table:table-cell>
            <draw:frame table:end-cell-address="Tabelle1.K25" table:end-x="2.07cm" table:end-y="0.398cm" draw:z-index="0" draw:style-name="gr1" svg:width="11.896cm" svg:height="9.42cm" svg:x="1.464cm" svg:y="0.425cm">
              <draw:object draw:notify-on-update-of-ranges="Tabelle1.A8:Tabelle1.A18 Tabelle1.B7:Tabelle1.B7 Tabelle1.B8:Tabelle1.B1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Bittorerent imhintergrund</text:p>
          </table:table-cell>
          <table:table-cell office:value-type="string">
            <text:p>j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Threads</text:p>
          </table:table-cell>
          <table:table-cell office:value-type="string">
            <text:p>Gesamtdauer in sek</text:p>
          </table:table-cell>
          <table:table-cell office:value-type="string">
            <text:p>al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2.912286">
            <text:p>132,91</text:p>
          </table:table-cell>
          <table:table-cell office:value-type="float" office:value="184.842235">
            <text:p>184,84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9.631218">
            <text:p>69,63</text:p>
          </table:table-cell>
          <table:table-cell office:value-type="float" office:value="117.9209">
            <text:p>117,9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2.86479">
            <text:p>52,86</text:p>
          </table:table-cell>
          <table:table-cell office:value-type="float" office:value="95.543061">
            <text:p>95,54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.183374">
            <text:p>46,18</text:p>
          </table:table-cell>
          <table:table-cell office:value-type="float" office:value="56.575003">
            <text:p>56,58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1.887887">
            <text:p>41,89</text:p>
          </table:table-cell>
          <table:table-cell office:value-type="float" office:value="52.150507">
            <text:p>52,15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4.020574">
            <text:p>34,02</text:p>
          </table:table-cell>
          <table:table-cell office:value-type="float" office:value="43.10378">
            <text:p>43,1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4.965561">
            <text:p>34,97</text:p>
          </table:table-cell>
          <table:table-cell office:value-type="float" office:value="37.251956">
            <text:p>37,2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.65374">
            <text:p>27,65</text:p>
          </table:table-cell>
          <table:table-cell office:value-type="float" office:value="25.575948">
            <text:p>25,58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.138787">
            <text:p>20,14</text:p>
          </table:table-cell>
          <table:table-cell office:value-type="float" office:value="27.063176">
            <text:p>27,06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.54692">
            <text:p>16,55</text:p>
          </table:table-cell>
          <table:table-cell office:value-type="float" office:value="28.907815">
            <text:p>28,91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4.366708">
            <text:p>24,37</text:p>
          </table:table-cell>
          <table:table-cell office:value-type="float" office:value="39.759094">
            <text:p>39,76</text:p>
          </table:table-cell>
          <table:table-cell table:number-columns-repeated="3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24">24.08.2009</text:date>, <text:time>00:36:5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23T18:50:15</meta:creation-date>
    <dc:date>2009-08-24T00:36:50</dc:date>
    <meta:editing-duration>PT02H13M11S</meta:editing-duration>
    <meta:editing-cycles>8</meta:editing-cycles>
    <meta:generator>OpenOffice.org/3.0$Unix OpenOffice.org_project/300m15$Build-9379</meta:generator>
    <meta:document-statistic meta:table-count="3" meta:cell-count="43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1.897cm" svg:height="9.421cm" chart:class="chart:line" chart:style-name="ch1">
        <chart:title svg:x="3.54cm" svg:y="0.19cm" chart:style-name="ch2">
          <text:p>Darstellung der effizienz</text:p>
        </chart:title>
        <chart:plot-area chart:style-name="ch3" table:cell-range-address="Tabelle1.A7:Tabelle1.B18" chart:data-source-has-labels="both" svg:x="0.273cm" svg:y="0.88cm" svg:width="11.387cm" svg:height="8.366cm">
          <chart:axis chart:dimension="x" chart:name="primary-x" chart:style-name="ch4">
            <chart:title svg:x="5.18cm" svg:y="8.862cm" chart:style-name="ch5">
              <text:p>anzahl threads</text:p>
            </chart:title>
            <chart:categories table:cell-range-address="Tabelle1.A8:Tabelle1.A18"/>
          </chart:axis>
          <chart:axis chart:dimension="y" chart:name="primary-y" chart:style-name="ch4">
            <chart:title svg:x="0.237cm" svg:y="5.743cm" chart:style-name="ch6">
              <text:p>gesamtdauer</text:p>
            </chart:title>
            <chart:grid chart:style-name="ch7" chart:class="major"/>
          </chart:axis>
          <chart:series chart:style-name="ch8" chart:values-cell-range-address="Tabelle1.B8:Tabelle1.B18" chart:label-cell-address="Tabelle1.B7:Tabelle1.B7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elle1.B7:Tabelle1.B7">Gesamtdauer in sek</text:p>
              </table:table-cell>
            </table:table-row>
          </table:table-header-rows>
          <table:table-rows>
            <table:table-row>
              <table:table-cell office:value-type="string">
                <text:p text:id="Tabelle1.A8:Tabelle1.A18">1</text:p>
              </table:table-cell>
              <table:table-cell office:value-type="float" office:value="132.912286">
                <text:p text:id="Tabelle1.B8:Tabelle1.B18">132.91228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9.631218">
                <text:p>69.6312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.86479">
                <text:p>52.864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.183374">
                <text:p>46.1833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.887887">
                <text:p>41.8878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.020574">
                <text:p>34.0205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.965561">
                <text:p>34.9655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.65374">
                <text:p>27.653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.138787">
                <text:p>20.1387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.54692">
                <text:p>16.546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.366708">
                <text:p>24.3667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